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ygnatura czasowa</text:p>
          </table:table-cell>
          <table:table-cell office:value-type="string" table:style-name="ce1">
            <text:p><text:s/>Płeć</text:p>
          </table:table-cell>
          <table:table-cell office:value-type="string" table:style-name="ce1">
            <text:p>Wiek</text:p>
          </table:table-cell>
          <table:table-cell office:value-type="string" table:style-name="ce1">
            <text:p>Wykształcenie</text:p>
          </table:table-cell>
          <table:table-cell office:value-type="string" table:style-name="ce1">
            <text:p>Kształcenie podyplomowe</text:p>
          </table:table-cell>
          <table:table-cell office:value-type="string" table:style-name="ce1">
            <text:p>Stan cywilny</text:p>
          </table:table-cell>
          <table:table-cell office:value-type="string" table:style-name="ce1">
            <text:p>Miejsce zamieszkania</text:p>
          </table:table-cell>
          <table:table-cell office:value-type="string" table:style-name="ce1">
            <text:p>1. Czy pracuję <text:s/>Pan/i w zawodzie pielęgniarki / pielęgniarza?</text:p>
          </table:table-cell>
          <table:table-cell office:value-type="string" table:style-name="ce1">
            <text:p>2. <text:s/>W ilu miejscach pracy, obecnie Pan/i, jest zatrudniony/a?</text:p>
          </table:table-cell>
          <table:table-cell office:value-type="string" table:style-name="ce1">
            <text:p>3. Ile, w przybliżeniu, wynosi miesięczny wymiar godzin, Pana/i pracy?</text:p>
          </table:table-cell>
          <table:table-cell office:value-type="string" table:style-name="ce1">
            <text:p>4, Czy w podstawowym miejscu zatrudnienia, świadczy <text:s/>Pan/i usługi, w systemie pracy?</text:p>
          </table:table-cell>
          <table:table-cell office:value-type="string" table:style-name="ce1">
            <text:p>5. <text:s/>Czy jest Pan/i zadowolona/y, z wyboru drogi zawodowej?</text:p>
          </table:table-cell>
          <table:table-cell office:value-type="string" table:style-name="ce1">
            <text:p>6. Proszę podać, w przybliżeniu staż pracy, w jednej specjalizacji zawodowej (na jednym oddziale).</text:p>
          </table:table-cell>
          <table:table-cell office:value-type="string" table:style-name="ce1">
            <text:p>7. Czy <text:s/>środowisko <text:s/>Pana/i pracy, jest wspierające?</text:p>
          </table:table-cell>
          <table:table-cell office:value-type="string" table:style-name="ce1">
            <text:p>8. Czy środowisko Pana/i pracy, jest ,,toksyczne"( występuje mobbing,hejt)?</text:p>
          </table:table-cell>
          <table:table-cell office:value-type="string" table:style-name="ce1">
            <text:p>9. Czy zakład pracy, w którym Pan/i pracuje stosuje systemy motywacyjne?</text:p>
          </table:table-cell>
          <table:table-cell office:value-type="string" table:style-name="ce1">
            <text:p>10. Czy przynosi Pan/i , ,,pracę" do domu, w postaci emocji i myśli?</text:p>
          </table:table-cell>
          <table:table-cell office:value-type="string" table:style-name="ce1">
            <text:p>11. <text:s/>Czy doświadcza Pan/i, zjawiska określanego jako traumatyzacja wtórna (odczuwanie, objawów psychicznych - smutek, żal, poczucie bezradności, stres) oraz objawów somatycznych, po wystąpieniu trudnej, dramatycznej sytuacji w pracy, powyżej 30 dni?</text:p>
          </table:table-cell>
          <table:table-cell office:value-type="string" table:style-name="ce1">
            <text:p>12. Czy potrafi Pan/i, niwelować w.w objawy, za pomocą technik psychologicznych?</text:p>
          </table:table-cell>
          <table:table-cell office:value-type="string" table:style-name="ce1">
            <text:p>13. Czy, w celu radzenia sobie ze stresem związanym z pracą zawodową, sięga Pan/i po używki?</text:p>
          </table:table-cell>
          <table:table-cell office:value-type="string" table:style-name="ce1">
            <text:p>14.Czy czuje Pan/i, dylemat wewnętrzny, wynikający z konieczności ciągłego podnoszenia kwalifikacji i wiążącymi się z nim ograniczeniami w życiu osobistym?</text:p>
          </table:table-cell>
          <table:table-cell office:value-type="string" table:style-name="ce1">
            <text:p>15. Czy czuję Pan/i presję społeczną, wynikającą z oczekiwań wobec Systemu Ochrony Zdrowia?</text:p>
          </table:table-cell>
          <table:table-cell office:value-type="string" table:style-name="ce1">
            <text:p>16. Czy doświadczył Pan/i przemocy słownej, fizycznej ze strony pacjenta?</text:p>
          </table:table-cell>
          <table:table-cell office:value-type="string" table:style-name="ce1">
            <text:p>17. Czy kiedykolwiek uczestniczył /a Pan/i w postępowaniu dochodzeniowym z tytułu roszczenia pacjenta ?</text:p>
          </table:table-cell>
          <table:table-cell office:value-type="string" table:style-name="ce1">
            <text:p>18. Czy ma Pan/i poczucie bezpieczeństwa w pracy w zagrożeniu koronawirusem?</text:p>
          </table:table-cell>
          <table:table-cell office:value-type="string" table:style-name="ce1">
            <text:p>19. Czy popiera Pan/i działania przedstawicieli zawodu zmierzające do poprawy sytuacji pielęgniarek i położnych w Polsce ( marsze, strajki)?</text:p>
          </table:table-cell>
          <table:table-cell office:value-type="string" table:style-name="ce1">
            <text:p>20. Czy odczuwa Pan/i satysfakcję, wynikającą z autonomii zawodu <text:s/>- nabywania kompetencji, uprawnień, prowadzenia badań naukowych?</text:p>
          </table:table-cell>
          <table:table-cell office:value-type="string" table:style-name="ce1">
            <text:p>21. Czy uważa Pan/i, że nowe kompetencje pielęgniarskie nie są właściwie wykorzystane w Systemie Ochrony Zdrowia?</text:p>
          </table:table-cell>
          <table:table-cell office:value-type="string" table:style-name="ce1">
            <text:p>22. Czy odczuwa Pan/i potrzebę, korzystania ze wsparcia psychologicznego dla pracowników medycznych?</text:p>
          </table:table-cell>
          <table:table-cell office:value-type="string" table:style-name="ce1">
            <text:p>23. Czy posiada Pan/i pasję pozazawodową, którą rozwija ?</text:p>
          </table:table-cell>
          <table:table-cell office:value-type="string" table:style-name="ce1">
            <text:p>24. <text:s/>Czy czynnie uczestniczy, Pan/i w życiu rodzinnym i imprezach okolicznościowych przyjaciół?</text:p>
          </table:table-cell>
          <table:table-cell office:value-type="string" table:style-name="ce1">
            <text:p>25. Czy Pana/i,partner/ka pracuje w Systemie Opieki Zdrowotnej?</text:p>
          </table:table-cell>
          <table:table-cell office:value-type="string" table:style-name="ce1">
            <text:p>26. Czy rodzina wspiera Pana/ią, w godzeniu obowiązków domowych z pracą?</text:p>
          </table:table-cell>
          <table:table-cell office:value-type="string" table:style-name="ce1">
            <text:p>27. Czy w Pana/i życiu przeważa?</text:p>
          </table:table-cell>
          <table:table-cell office:value-type="string" table:style-name="ce1">
            <text:p>28. Czy <text:s/>Pana/i praca zawodowa, jest powodem niezgody z życiowym partnerem?</text:p>
          </table:table-cell>
          <table:table-cell office:value-type="string" table:style-name="ce1">
            <text:p>29. Czy zna Pan/i, pielęgniarki/pielęgniarzy, u których, doszło do rozpadu związku z powodu, pracy w zawodzie?</text:p>
          </table:table-cell>
          <table:table-cell office:value-type="string" table:style-name="ce1">
            <text:p>29. Czy kiedykolwiek rozważał/a Pan/i, rezygnację z zawodu na rzecz szczęścia rodziny?</text:p>
          </table:table-cell>
          <table:table-cell office:value-type="string" table:style-name="ce1">
            <text:p>30. Czy <text:s/>zdarza się, że pracuje Pan/i, mimo wystąpienia własnej choroby, choroby członka rodziny?</text:p>
          </table:table-cell>
          <table:table-cell office:value-type="string" table:style-name="ce1">
            <text:p>31. Czy korzysta Pan/i <text:s/>ze zwolnienia L4, gdy są do tego wskazania?</text:p>
          </table:table-cell>
          <table:table-cell office:value-type="string" table:style-name="ce1">
            <text:p>32. <text:s/>Czy choruje Pan/i <text:s/>na ?</text:p>
          </table:table-cell>
          <table:table-cell office:value-type="string" table:style-name="ce1">
            <text:p>33. Czy empatia, była głównym kryterium wyboru zawodu, przez Pana/nią?</text:p>
          </table:table-cell>
          <table:table-cell office:value-type="string" table:style-name="ce1">
            <text:p>34. Czy uważa Pan/i, że jest wypalona zawodowo?</text:p>
          </table:table-cell>
          <table:table-cell office:value-type="string" table:style-name="ce1">
            <text:p>35. Czy z perspektywy czasu uważa Pan/i, że dokonał/a dobrego wyboru ścieżki zawodowej?</text:p>
          </table:table-cell>
          <table:table-cell office:value-type="string" table:style-name="ce1">
            <text:p>36. <text:s/>Czy gdyby Pana/i dziecko, zdecydowało się spełniać w pielęgniarstwie, wspierałby je Pan/i <text:s/>w tym wyborze?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5 12:07:03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samotna/y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6 5:54:05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2 11:37:58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8:37:5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współisniejac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9 2:52:3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2 12:29:53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7 9:21:2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6:11:01 PM EET</text:p>
          </table:table-cell>
          <table:table-cell office:value-type="string" table:style-name="ce1">
            <text:p>Mężczyzn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samotna/y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6:52:46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6 1:03:27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do 2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samotna/y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6:16:4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7:01:2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współisniejac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10:12:3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specjalistyczny</text:p>
          </table:table-cell>
          <table:table-cell office:value-type="string" table:style-name="ce1">
            <text:p>samotna/y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3 12:19:53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choroby współisniejac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9:46:3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9 11:45:45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9 8:02:0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samotna/y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2 7:29:5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9:54:5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9 5:57:55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9 12:00:44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2 10:38:4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1 10:56:25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5 5:04:1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samotna/y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6:20:23 PM EET</text:p>
          </table:table-cell>
          <table:table-cell office:value-type="string" table:style-name="ce1">
            <text:p>Mężczyzn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0:27:17 PM EET</text:p>
          </table:table-cell>
          <table:table-cell office:value-type="string" table:style-name="ce1">
            <text:p>Mężczyzn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2 12:20:1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25 do 3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40 do 25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12:22:53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9:43:3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1:40:33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2:14:3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10:26:28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3 12:51:17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6 8:25:5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6 11:46:0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Studium Medyczne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7 5:20:50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0 6:15:36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0 7:14:2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6 8:32:0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2 10:19:5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9:47:18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0 4:49:4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9:24:51 PM EET</text:p>
          </table:table-cell>
          <table:table-cell office:value-type="string" table:style-name="ce1">
            <text:p>Mężczyzn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4 9:31:33 AM EET</text:p>
          </table:table-cell>
          <table:table-cell office:value-type="string" table:style-name="ce1">
            <text:p>Mężczyzn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Studium Medyczne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2:21:14 PM EET</text:p>
          </table:table-cell>
          <table:table-cell office:value-type="string" table:style-name="ce1">
            <text:p>Mężczyzn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0 5:35:4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2 9:35:5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krócej niż 2 lata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240 do 25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od O do 2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2 11:16:06 AM EET</text:p>
          </table:table-cell>
          <table:table-cell office:value-type="string" table:style-name="ce1">
            <text:p>Mężczyzna</text:p>
          </table:table-cell>
          <table:table-cell office:value-type="string" table:style-name="ce1">
            <text:p>od 35 do 45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40 do 25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6:44:2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 do 5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12:23:02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Studium Medyczne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1:50:4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6:54:23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10:25:13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10:40:15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10:10:06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12:43:0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2:32:5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2:37:5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4:52:0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Studium Medyczne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9 3:26:5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0 9:45:45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0 11:18:44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1 7:29:3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4 3:11:0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0:00:5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0:19:4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0:46:15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1:15:2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7 1:02:16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7 4:16:0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Studium Medyczne</text:p>
          </table:table-cell>
          <table:table-cell office:value-type="string" table:style-name="ce1">
            <text:p>specjalizacja;nie związane z medycyną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współisniejac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7 5:21:0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przewlekłe;choroby współisniejac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8 7:44:2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0 4:13:5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0 11:01:27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1 10:56:03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2 11:00:04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2 11:40:07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3 10:42:5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6 11:12:43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6 11:36:0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8 11:02:15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23 2:13:17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3/13 10:47:36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50 do 16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6:10:1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7:32:5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8:04:15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9:53:5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10:22:13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8:24:47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4:01:05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1 1:28:2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kurs specjalistyczny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5:17:56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0:11:08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;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5 11:00:4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Studium Medyczne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6 2:09:3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1 5:42:4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6 11:45:2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7 4:41:1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7 6:24:28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powyżej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powyżej 30 lat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18 12:20:0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;nie związane z medycyną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8:15:1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9 4:54:2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1 12:57:36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3 1:49:4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nieformalny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6 12:19:54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7 5:57:23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dowa/iec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5 do 1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29 7:12:31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30 8:13:08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00 do 23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7:56:02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40 do 25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2/02 10:56:16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dwóch</text:p>
          </table:table-cell>
          <table:table-cell office:value-type="string" table:style-name="ce1">
            <text:p>od 240 do 259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choroby przewlekłe;choroby współisniejac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7 11:29:1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um Medyczne</text:p>
          </table:table-cell>
          <table:table-cell office:value-type="string" table:style-name="ce1">
            <text:p>specjalizacja;kurs kawlifikacyjny</text:p>
          </table:table-cell>
          <table:table-cell office:value-type="string" table:style-name="ce1">
            <text:p>rozwiedziona/y</text:p>
          </table:table-cell>
          <table:table-cell office:value-type="string" table:style-name="ce1">
            <text:p>Miasto od 150 tyś. do 50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powyżej 260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konflikt rodzina- prac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9 3:44:59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;kurs kawlifikacyjny;kurs specjalistycz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powyżej 260 godzin</text:p>
          </table:table-cell>
          <table:table-cell office:value-type="string" table:style-name="ce1">
            <text:p>w jedno i dwu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10 3:56:40 P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od 45 do 60 lat</text:p>
          </table:table-cell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od 50 tyś. do 1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więcej niż dwóch</text:p>
          </table:table-cell>
          <table:table-cell office:value-type="string" table:style-name="ce1">
            <text:p>powyżej 260 godzin</text:p>
          </table:table-cell>
          <table:table-cell office:value-type="string" table:style-name="ce1">
            <text:p>dwuzmianowej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<text:s/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konflikt praca- rodzin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1/08 8:22:12 AM EET</text:p>
          </table:table-cell>
          <table:table-cell office:value-type="string" table:style-name="ce1">
            <text:p>Kobieta</text:p>
          </table:table-cell>
          <table:table-cell office:value-type="string" table:style-name="ce1">
            <text:p>powyżej 60</text:p>
          </table:table-cell>
          <table:table-cell office:value-type="string" table:style-name="ce1">
            <text:p>Magister Pielęgniarstwa</text:p>
          </table:table-cell>
          <table:table-cell office:value-type="string" table:style-name="ce1">
            <text:p>kurs kawlifikacyjny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Miasto do 50 tyś.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do 14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od 10 do 2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choruję na w.w choroby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2022/03/31 5:47:01 PM EET</text:p>
          </table:table-cell>
          <table:table-cell office:value-type="string" table:style-name="ce1">
            <text:p>Kobieta</text:p>
          </table:table-cell>
          <table:table-cell table:style-name="ce1"/>
          <table:table-cell office:value-type="string" table:style-name="ce1">
            <text:p>Licencjat Pielęgniarstwa</text:p>
          </table:table-cell>
          <table:table-cell office:value-type="string" table:style-name="ce1">
            <text:p>specjalizacja</text:p>
          </table:table-cell>
          <table:table-cell office:value-type="string" table:style-name="ce1">
            <text:p>w związku małżeńskim</text:p>
          </table:table-cell>
          <table:table-cell office:value-type="string" table:style-name="ce1">
            <text:p>Wieś</text:p>
          </table:table-cell>
          <table:table-cell office:value-type="string" table:style-name="ce1">
            <text:p>powyżej 20 lat</text:p>
          </table:table-cell>
          <table:table-cell office:value-type="string" table:style-name="ce1">
            <text:p>jednym</text:p>
          </table:table-cell>
          <table:table-cell office:value-type="string" table:style-name="ce1">
            <text:p>od 170 do 199 godzin</text:p>
          </table:table-cell>
          <table:table-cell office:value-type="string" table:style-name="ce1">
            <text:p>jednozmianowej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od 20 do 30 lat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<text:s/>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Ni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nie ma konfliktu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zdecydowanie nie</text:p>
          </table:table-cell>
          <table:table-cell office:value-type="string" table:style-name="ce1">
            <text:p>nie mam zdania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choroby przewlekłe</text:p>
          </table:table-cell>
          <table:table-cell office:value-type="string" table:style-name="ce1">
            <text:p>raczej tak</text:p>
          </table:table-cell>
          <table:table-cell office:value-type="string" table:style-name="ce1">
            <text:p>raczej nie</text:p>
          </table:table-cell>
          <table:table-cell office:value-type="string" table:style-name="ce1">
            <text:p>zdecydowanie tak</text:p>
          </table:table-cell>
          <table:table-cell office:value-type="string" table:style-name="ce1">
            <text:p>zdecydowanie tak</text:p>
          </table:table-cell>
          <table:table-cell table:number-columns-repeated="16340"/>
        </table:table-row>
        <table:table-row table:number-rows-repeated="1048460" table:style-name="ro1">
          <table:table-cell table:number-columns-repeated="16384"/>
        </table:table-row>
      </table:table>
      <table:database-ranges>
        <table:database-range table:target-range-address="Arkusz1.A1:Arkusz1.AR116" table:name="Tabela1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7</meta:generator>
    <meta:initial-creator>Microsoft Office User</meta:initial-creator>
    <dc:creator>Microsoft Office User</dc:creator>
    <meta:creation-date>2022-05-15T23:38:49Z</meta:creation-date>
    <dc:date>2022-05-15T23:42:10Z</dc:date>
  </office:meta>
</office:document-meta>
</file>